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1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Standard" style:master-page-name="MP0" style:family="paragraph">
      <style:paragraph-properties fo:break-before="page"/>
      <style:text-properties fo:font-style="italic" style:font-style-asian="italic" style:font-style-complex="italic"/>
    </style:style>
    <style:style style:name="T2" style:parent-style-name="DefaultParagraphFont" style:family="text">
      <style:text-properties fo:font-weight="bold" style:font-weight-asian="bold" style:font-weight-complex="bold"/>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office:automatic-styles>
  <office:body>
    <office:text text:use-soft-page-breaks="true">
      <text:p text:style-name="P1">Banking Application</text:p>
      <text:p text:style-name="Standard"/>
      <text:p text:style-name="Standard">Title:<text:span text:style-name="T2"><text:s/>Green Bank App</text:span></text:p>
      <text:p text:style-name="Standard"/>
      <text:p text:style-name="Standard">Description:</text:p>
      <text:p text:style-name="Standard"><text:tab/>Green Bank App is an online bank account management system. The application is simple to use, with accessibility in mind. It<text:s/>provides portable web access to customer account information, their transactions and credit lines. Customers have the ability to manage their transactions as well as apply for additional accounts. Our Application gathers Business Intelligence on our user base and</text:p>
      <text:p text:style-name="Standard">provides analytics for employee managers to optimize their business strategy.</text:p>
      <text:p text:style-name="Standard"/>
      <text:p text:style-name="Standard">____________________</text:p>
      <text:p text:style-name="Standard">User Stories</text:p>
      <text:p text:style-name="Standard">____________________</text:p>
      <text:p text:style-name="Standard"/>
      <text:p text:style-name="Standard"/>
      <text:list text:style-name="LFO1" text:continue-numbering="true">
        <text:list-item>
          <text:p text:style-name="P3">As a guest I can open a checking or savings account.<text:s/><text:tab/>2</text:p>
        </text:list-item>
        <text:list-item>
          <text:p text:style-name="P4">As a guest I can register as a customer with a checking<text:s/>or savings account.<text:tab/>3</text:p>
        </text:list-item>
      </text:list>
      <text:p text:style-name="Standard"/>
      <text:list text:style-name="LFO1" text:continue-numbering="true">
        <text:list-item>
          <text:p text:style-name="P5">As a customer or employee I can log into the system.<text:tab/>1</text:p>
        </text:list-item>
        <text:list-item>
          <text:p text:style-name="P6">As a customer, I can view the banking accounts in my name. <text:s/>2</text:p>
        </text:list-item>
        <text:list-item>
          <text:p text:style-name="P7">As a customer, I can apply for a credit line.<text:tab/>2</text:p>
        </text:list-item>
        <text:list-item>
          <text:p text:style-name="P8">As a customer, I can open a checking or a savings account without employee approval. <text:s/>2</text:p>
        </text:list-item>
        <text:list-item>
          <text:p text:style-name="P9">As a customer, I can view past transactions on an account.<text:tab/><text:s/>2</text:p>
        </text:list-item>
        <text:list-item>
          <text:p text:style-name="P10">As a customer, I can filter transactions into deposits or withdrawals. 5</text:p>
        </text:list-item>
        <text:list-item>
          <text:p text:style-name="P11">As a customer, I can dispute a transaction. 5</text:p>
        </text:list-item>
        <text:list-item>
          <text:p text:style-name="P12">As a customer, I can view my monthly account<text:s/>statements. 2</text:p>
        </text:list-item>
        <text:list-item>
          <text:p text:style-name="P13">As a customer, I can fill out a form to send a customer representative an email. 8</text:p>
        </text:list-item>
      </text:list>
      <text:p text:style-name="Standard"/>
      <text:list text:style-name="LFO1" text:continue-numbering="true">
        <text:list-item>
          <text:p text:style-name="P14">As a loan officer, I can approve credit line requests to send them to the manager. 5</text:p>
        </text:list-item>
        <text:list-item>
          <text:p text:style-name="P15">As a loan officer, I can reject credit line requests.<text:s/><text:tab/>2</text:p>
        </text:list-item>
        <text:list-item>
          <text:p text:style-name="P16">As a system, credit lines requests can be rejected if they do not fulfill criteria.<text:tab/>5</text:p>
        </text:list-item>
      </text:list>
      <text:p text:style-name="Standard"/>
      <text:list text:style-name="LFO1" text:continue-numbering="true">
        <text:list-item>
          <text:p text:style-name="P17">As a customer representative, I can view customer dispute requests. 3</text:p>
        </text:list-item>
        <text:list-item>
          <text:p text:style-name="P18">As a customer representative, I can approve disputes to send them to the manager. 5</text:p>
        </text:list-item>
        <text:list-item>
          <text:p text:style-name="P19">As a customer representative, I<text:s/>can reject disputes. 2</text:p>
        </text:list-item>
        <text:list-item>
          <text:p text:style-name="P20">As a manager, I can view approved or rejected disputes by customer representatives. 2</text:p>
        </text:list-item>
        <text:list-item>
          <text:p text:style-name="P21">As a manager, I can view approved or rejected credit lines by loan officers. 2</text:p>
        </text:list-item>
        <text:list-item>
          <text:p text:style-name="P22">As a loan officer or manager, I can view credit line requests that<text:s/>were automatically rejected. 2.</text:p>
        </text:list-item>
        <text:list-item>
          <text:p text:style-name="P23">As a long officer, I can view pending credit line requests. 3.</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___________________</text:p>
      <text:p text:style-name="Standard">*Note: Customer and employees are users. Guests have neither a customer or employee account.</text:p>
      <text:p text:style-name="Standard">*Note: Employees are<text:s/>separated<text:s/>into customer representatives, loan officers, and managers.</text:p>
      <text:p text:style-name="Standard">*Note:<text:s/>Stretch<text:s/>goal of comments on things like disputes.</text:p>
      <text:p text:style-name="Standard">*Note: Stretch goal for manager to view reports on employees such as number of approved/rejected dispu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1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rey Suvorov</meta:initial-creator>
    <dc:creator>Taylor Adams</dc:creator>
    <meta:creation-date>2019-06-11T15:17:00Z</meta:creation-date>
    <dc:date>2019-06-11T15:17:00Z</dc:date>
    <meta:template xlink:href="Normal.dotm" xlink:type="simple"/>
    <meta:editing-cycles>2</meta:editing-cycles>
    <meta:editing-duration>PT0S</meta:editing-duration>
    <meta:document-statistic meta:page-count="2" meta:paragraph-count="4" meta:word-count="364" meta:character-count="2438" meta:row-count="17" meta:non-whitespace-character-count="2078"/>
  </office:meta>
</office:document-meta>
</file>